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erif" svg:font-family="'Bitstream Vera Serif'" style:font-family-generic="roman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0ceffc" officeooo:paragraph-rsid="000ceffc"/>
    </style:style>
    <style:style style:name="P2" style:family="paragraph" style:parent-style-name="Standard">
      <style:text-properties officeooo:rsid="000ceffc" officeooo:paragraph-rsid="00181212"/>
    </style:style>
    <style:style style:name="P3" style:family="paragraph" style:parent-style-name="Footnote">
      <style:text-properties officeooo:rsid="00109829" officeooo:paragraph-rsid="00109829"/>
    </style:style>
    <style:style style:name="P4" style:family="paragraph" style:parent-style-name="Standard">
      <style:text-properties officeooo:rsid="00093ac6" officeooo:paragraph-rsid="00093ac6"/>
    </style:style>
    <style:style style:name="P5" style:family="paragraph" style:parent-style-name="Standard">
      <style:text-properties officeooo:rsid="000a27f6" officeooo:paragraph-rsid="000a27f6"/>
    </style:style>
    <style:style style:name="P6" style:family="paragraph" style:parent-style-name="Standard">
      <style:text-properties officeooo:rsid="00181212" officeooo:paragraph-rsid="00181212"/>
    </style:style>
    <style:style style:name="P7" style:family="paragraph" style:parent-style-name="Standard">
      <style:text-properties officeooo:rsid="00181212" officeooo:paragraph-rsid="0022bc82"/>
    </style:style>
    <style:style style:name="P8" style:family="paragraph" style:parent-style-name="Standard">
      <style:text-properties fo:font-weight="bold" officeooo:rsid="00181212" officeooo:paragraph-rsid="00181212" style:font-weight-asian="bold" style:font-weight-complex="bold"/>
    </style:style>
    <style:style style:name="P9" style:family="paragraph" style:parent-style-name="Standard">
      <style:text-properties fo:font-size="10.5pt" officeooo:rsid="00093ac6" officeooo:paragraph-rsid="00093ac6" style:font-size-asian="10.5pt" style:font-size-complex="10.5pt"/>
    </style:style>
    <style:style style:name="P10" style:family="paragraph" style:parent-style-name="Standard">
      <style:text-properties fo:font-size="10.5pt" officeooo:rsid="000a27f6" officeooo:paragraph-rsid="000a27f6" style:font-size-asian="10.5pt" style:font-size-complex="10.5pt"/>
    </style:style>
    <style:style style:name="P11" style:family="paragraph" style:parent-style-name="Standard">
      <style:text-properties fo:font-size="10.5pt" fo:font-weight="bold" officeooo:rsid="000a27f6" officeooo:paragraph-rsid="000a27f6" style:font-size-asian="10.5pt" style:font-weight-asian="bold" style:font-size-complex="10.5pt" style:font-weight-complex="bold"/>
    </style:style>
    <style:style style:name="P1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a27f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251" style:font-weight-asian="bold" style:font-weight-complex="bold"/>
    </style:style>
    <style:style style:name="T4" style:family="text">
      <style:text-properties officeooo:rsid="000ae0a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Bitstream Vera Serif" fo:font-size="10.5pt" style:font-size-asian="10.5pt" style:font-size-complex="10.5pt"/>
    </style:style>
    <style:style style:name="T7" style:family="text">
      <style:text-properties style:font-name="Bitstream Vera Serif" fo:font-size="10.5pt" officeooo:rsid="0011b41c" style:font-size-asian="10.5pt" style:font-size-complex="10.5pt"/>
    </style:style>
    <style:style style:name="T8" style:family="text">
      <style:text-properties style:font-name="Bitstream Vera Serif" fo:font-size="10.5pt" fo:font-weight="bold" style:font-size-asian="10.5pt" style:font-weight-asian="bold" style:font-size-complex="10.5pt" style:font-weight-complex="bold"/>
    </style:style>
    <style:style style:name="T9" style:family="text">
      <style:text-properties officeooo:rsid="00109829"/>
    </style:style>
    <style:style style:name="T10" style:family="text">
      <style:text-properties style:font-name="DejaVu Sans Mono" fo:font-size="10.5pt" style:font-size-asian="10.5pt" style:font-size-complex="10.5pt"/>
    </style:style>
    <style:style style:name="T11" style:family="text">
      <style:text-properties officeooo:rsid="00181212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19429e"/>
    </style:style>
    <style:style style:name="T14" style:family="text">
      <style:text-properties officeooo:rsid="001c5817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00b4251" style:font-size-asian="10.5pt" style:font-size-complex="10.5pt"/>
    </style:style>
    <style:style style:name="T17" style:family="text">
      <style:text-properties fo:font-size="10.5pt" officeooo:rsid="000a27f6" style:font-size-asian="10.5pt" style:font-size-complex="10.5pt"/>
    </style:style>
    <style:style style:name="T18" style:family="text">
      <style:text-properties fo:font-size="10.5pt" officeooo:rsid="000ec49a" style:font-size-asian="10.5pt" style:font-size-complex="10.5pt"/>
    </style:style>
    <style:style style:name="T19" style:family="text">
      <style:text-properties fo:font-size="10.5pt" officeooo:rsid="0012e6ad" style:font-size-asian="10.5pt" style:font-size-complex="10.5pt"/>
    </style:style>
    <style:style style:name="T20" style:family="text">
      <style:text-properties fo:font-size="10.5pt" officeooo:rsid="000ed45f" style:font-size-asian="10.5pt" style:font-size-complex="10.5pt"/>
    </style:style>
    <style:style style:name="T21" style:family="text">
      <style:text-properties fo:font-size="10.5pt" officeooo:rsid="001fdcbd" style:font-size-asian="10.5pt" style:font-size-complex="10.5pt"/>
    </style:style>
    <style:style style:name="T22" style:family="text">
      <style:text-properties fo:font-size="10.5pt" officeooo:rsid="001456fc" style:font-size-asian="10.5pt" style:font-size-complex="10.5pt"/>
    </style:style>
    <style:style style:name="T23" style:family="text">
      <style:text-properties fo:font-size="10.5pt" officeooo:rsid="000d0b02" style:font-size-asian="10.5pt" style:font-size-complex="10.5pt"/>
    </style:style>
    <style:style style:name="T24" style:family="text">
      <style:text-properties fo:font-size="10.5pt" officeooo:rsid="001b5cf1" style:font-size-asian="10.5pt" style:font-size-complex="10.5pt"/>
    </style:style>
    <style:style style:name="T25" style:family="text">
      <style:text-properties fo:font-size="10.5pt" officeooo:rsid="00208961" style:font-size-asian="10.5pt" style:font-size-complex="10.5pt"/>
    </style:style>
    <style:style style:name="T26" style:family="text">
      <style:text-properties fo:font-size="10.5pt" officeooo:rsid="0022bc82" style:font-size-asian="10.5pt" style:font-size-complex="10.5pt"/>
    </style:style>
    <style:style style:name="T27" style:family="text">
      <style:text-properties fo:font-size="10.5pt" officeooo:rsid="00230c5d" style:font-size-asian="10.5pt" style:font-size-complex="10.5pt"/>
    </style:style>
    <style:style style:name="T28" style:family="text">
      <style:text-properties fo:font-size="10.5pt" officeooo:rsid="0023bf06" style:font-size-asian="10.5pt" style:font-size-complex="10.5pt"/>
    </style:style>
    <style:style style:name="T29" style:family="text">
      <style:text-properties fo:font-size="10.5pt" fo:font-weight="bold" style:font-size-asian="10.5pt" style:font-weight-asian="bold" style:font-size-complex="10.5pt" style:font-weight-complex="bold"/>
    </style:style>
    <style:style style:name="T30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1" style:family="text">
      <style:text-properties fo:font-size="10.5pt" fo:font-style="italic" style:font-size-asian="10.5pt" style:font-style-asian="italic" style:font-size-complex="10.5pt" style:font-style-complex="italic"/>
    </style:style>
    <style:style style:name="T32" style:family="text">
      <style:text-properties fo:font-size="10.5pt" fo:font-style="italic" officeooo:rsid="000ec49a" style:font-size-asian="10.5pt" style:font-style-asian="italic" style:font-size-complex="10.5pt" style:font-style-complex="italic"/>
    </style:style>
    <style:style style:name="T33" style:family="text">
      <style:text-properties fo:font-size="10.5pt" fo:font-style="normal" style:font-size-asian="10.5pt" style:font-style-asian="normal" style:font-size-complex="10.5pt" style:font-style-complex="normal"/>
    </style:style>
    <style:style style:name="T34" style:family="text">
      <style:text-properties fo:font-size="10.5pt" fo:font-style="normal" officeooo:rsid="001b5cf1" style:font-size-asian="10.5pt" style:font-style-asian="normal" style:font-size-complex="10.5pt" style:font-style-complex="normal"/>
    </style:style>
    <style:style style:name="T35" style:family="text">
      <style:text-properties fo:font-size="10.5pt" fo:font-style="normal" officeooo:rsid="001fdcbd" style:font-size-asian="10.5pt" style:font-style-asian="normal" style:font-size-complex="10.5pt" style:font-style-complex="normal"/>
    </style:style>
    <style:style style:name="T36" style:family="text">
      <style:text-properties fo:font-size="10.5pt" fo:font-style="normal" officeooo:rsid="0022bc82" style:font-size-asian="10.5pt" style:font-style-asian="normal" style:font-size-complex="10.5pt" style:font-style-complex="normal"/>
    </style:style>
    <style:style style:name="T37" style:family="text">
      <style:text-properties officeooo:rsid="0023b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logiciel libre d’intelligence artificielle symboliq<text:span text:style-name="T1">u</text:span>e <text:a xlink:type="simple" xlink:href="http://refpersys.org/" text:style-name="Internet_20_link" text:visited-style-name="Visited_20_Internet_20_Link">RefPerSys</text:a></text:p>
      <text:p text:style-name="P4"/>
      <text:p text:style-name="P9"/>
      <text:p text:style-name="P4"><text:span text:style-name="T15">Le </text:span><text:span text:style-name="T29">logiciel </text:span><text:span text:style-name="T30">RefPerSys</text:span><text:span text:style-name="T15"> (« </text:span><text:span text:style-name="T16">reflexive persistent system », </text:span><text:span text:style-name="T15">voir </text:span><text:a xlink:type="simple" xlink:href="http://refpersys.org/" text:style-name="Internet_20_link" text:visited-style-name="Visited_20_Internet_20_Link"><text:span text:style-name="T15">http://refpersys.org/</text:span></text:a><text:span text:style-name="T15"> ….) </text:span><text:span text:style-name="T29">est un logiciel libre d’intelligence artificielle symbolique</text:span><text:span text:style-name="T15"> (pour </text:span><text:span text:style-name="T29">Linux</text:span><text:span text:style-name="T15">, sous licence GPLv3+) </text:span><text:span text:style-name="T29">en cours de développement</text:span><text:span text:style-name="T15">, <text:s/>inspiré par les travaux de feu Jacques Pitrat</text:span><text:span text:style-name="T15"><text:note text:id="ftn1" text:note-class="footnote"><text:note-citation>1</text:note-citation><text:note-body><text:p text:style-name="P3">Lire en particulier : Jacques Pitrat, <text:span text:style-name="T5">Artificial Beings: The Conscience of a Conscious Machine</text:span>, ISBN-13: <text:span text:style-name="T10">978-1848211018</text:span><text:span text:style-name="T6"> </text:span><text:span text:style-name="T7">(Wiley ISTE)</text:span></text:p></text:note-body></text:note></text:span><text:span text:style-name="T15"> (1934 – oct.2019), <text:s/>actuellement sans financement et développé </text:span><text:span text:style-name="T17">sur le temps libre de ses principaux développeurs. </text:span><text:span text:style-name="T18">Les idées directrices de </text:span><text:span text:style-name="T32">RefPerSys</text:span><text:span text:style-name="T18"> sont : les </text:span><text:span text:style-name="T32">connaissances déclaratives</text:span><text:span text:style-name="T18">, </text:span><text:span text:style-name="T28">moteur d’inférence, </text:span><text:span text:style-name="T18"><text:s/>les métaconnaissances, la métaprogrammation, le raisonnement symbolique, les règles d’inférence (« systèmes experts »), la persistance orthogonale, la réflexivité, le parallélisme par threads POSIX, et l’apprentissage machine …. En </text:span><text:span text:style-name="T26">octobre 2022</text:span><text:span text:style-name="T18">, RefPerSys a environ </text:span><text:span text:style-name="T26">31</text:span><text:span text:style-name="T19">000</text:span><text:span text:style-name="T18"> lignes de code C++ (dont une partie, qu’on veut croissante, est générée par RefPerSys </text:span><text:span text:style-name="T20">à partir de formalisations de plus haut niveau</text:span><text:span text:style-name="T18">) </text:span><text:span text:style-name="T21">sur </text:span><text:a xlink:type="simple" xlink:href="https://github.com/RefPerSys/RefPerSys" text:style-name="Internet_20_link" text:visited-style-name="Visited_20_Internet_20_Link"><text:span text:style-name="T21">https://github.com/RefPerSys/RefPerSys</text:span></text:a><text:span text:style-name="T21"> </text:span><text:span text:style-name="T18"><text:s/></text:span><text:span text:style-name="T21">Une réecriture en C de RefPerSys </text:span><text:span text:style-name="T26">a été tentée</text:span><text:span text:style-name="T21"> en octobre - </text:span><text:span text:style-name="T25">novembre</text:span><text:span text:style-name="T21"> 2021 sur </text:span><text:a xlink:type="simple" xlink:href="https://github.com/RefPerSys/refpersys-in-c" text:style-name="Internet_20_link" text:visited-style-name="Visited_20_Internet_20_Link"><text:span text:style-name="T21">https://github.com/RefPerSys/refpersys-in-c</text:span></text:a><text:span text:style-name="T21"> </text:span></text:p>
      <text:p text:style-name="P9"/>
      <text:p text:style-name="P10"><text:span text:style-name="T2">Nous recherchons des applications</text:span> (en médecine, « smart city », « smart grid », génie logiciel, <text:span text:style-name="T4">chimie, ou dans les domaines de l’énergie </text:span><text:span text:style-name="T9">ou de la culture </text:span>…), <text:span text:style-name="T3">des partenaires</text:span> et <text:span text:style-name="T2">un financement pour ce logiciel.</text:span></text:p>
      <text:p text:style-name="P11"/>
      <text:p text:style-name="P5"><text:span text:style-name="T15">Ce financement pourrait être par exemple fourni par </text:span><text:span text:style-name="T29">l’ANR</text:span><text:span text:style-name="T15"> (agence nationale pour la recherche </text:span><text:a xlink:type="simple" xlink:href="https://anr.fr/" text:style-name="Internet_20_link" text:visited-style-name="Visited_20_Internet_20_Link"><text:span text:style-name="T15">https://anr.fr/</text:span></text:a><text:span text:style-name="T15"> ...) <text:s/></text:span><text:span text:style-name="T19">ou par ITEA </text:span><text:span text:style-name="T22">(</text:span><text:a xlink:type="simple" xlink:href="https://itea3.org/" text:style-name="Internet_20_link" text:visited-style-name="Visited_20_Internet_20_Link"><text:span text:style-name="T22">https://itea</text:span><text:span text:style-name="T26">4</text:span><text:span text:style-name="T22">.org/</text:span></text:a><text:span text:style-name="T22"> ….)</text:span></text:p>
      <text:p text:style-name="P10"/>
      <text:p text:style-name="P2"><text:span text:style-name="T15">Si vous êtes intéressés, </text:span><text:span text:style-name="T29">contactez-moi, </text:span><text:span text:style-name="T8">Basile Starynkevitch</text:span><text:span text:style-name="T15"><text:note text:id="ftn2" text:note-class="footnote"><text:note-citation>2</text:note-citation><text:note-body><text:p text:style-name="P1">Mon CV est téléchargeable en <text:a xlink:type="simple" xlink:href="http://starynkevitch.net/Basile/fr-cv-Basile-Starynkevitch.pdf" text:style-name="Internet_20_link" text:visited-style-name="Visited_20_Internet_20_Link">http://starynkevitch.net/Basile/fr-cv-Basile-Starynkevitch.pdf</text:a> </text:p></text:note-body></text:note></text:span><text:span text:style-name="T15">, par courriel vers </text:span><text:a xlink:type="simple" xlink:href="mailto:basile@starynkevitch.net" text:style-name="Internet_20_link" text:visited-style-name="Visited_20_Internet_20_Link"><text:span text:style-name="T15">basile@starynkevitch.net</text:span></text:a><text:span text:style-name="T15"> </text:span><text:span text:style-name="T23">ou</text:span><text:span text:style-name="T15"> </text:span><text:a xlink:type="simple" xlink:href="mailto:basile.starynkevitch@cea.fr" text:style-name="Internet_20_link" text:visited-style-name="Visited_20_Internet_20_Link"><text:span text:style-name="T15">basile.starynkevitch@cea.fr</text:span></text:a><text:span text:style-name="T15"> </text:span><text:span text:style-name="T28">(salarié au </text:span><text:a xlink:type="simple" xlink:href="https://list.cea.fr/" text:style-name="Internet_20_link" text:visited-style-name="Visited_20_Internet_20_Link"><text:span text:style-name="T28">CEA, LIST</text:span></text:a><text:span text:style-name="T28">, voir </text:span><text:a xlink:type="simple" xlink:href="https://list.cea.fr/" text:style-name="Internet_20_link" text:visited-style-name="Visited_20_Internet_20_Link"><text:span text:style-name="T28">https://list.cea.fr/</text:span></text:a><text:span text:style-name="T28"> )</text:span><text:span text:style-name="T15"> ou sur mon portable 06 8501 2359</text:span></text:p>
      <text:p text:style-name="P8"/>
      <text:h text:style-name="P12" text:outline-level="2"><text:span text:style-name="T12">English : </text:span>The <text:span text:style-name="T5">RefPerSys</text:span> open source symbolic artificial <text:span text:style-name="T11">intelligence software</text:span>.</text:h>
      <text:p text:style-name="P6"><text:span text:style-name="T15">The </text:span><text:span text:style-name="T31">RefPerSys</text:span><text:span text:style-name="T15"> open source software (see </text:span><text:a xlink:type="simple" xlink:href="http://refpersys.org/" text:style-name="Internet_20_link" text:visited-style-name="Visited_20_Internet_20_Link"><text:span text:style-name="T15">http://refpersys.org/</text:span></text:a><text:span text:style-name="T15"> ….) is a symbolic artificial intelligence system (« expert system shell », GPLv3+ licensed, for Linux) inspired by the work of Jacques Pitrat, with emphasis on declarative rules, meta programming, C++ code generation, orthogonal persistence, reflection, Pthread parallelism, machine learning. </text:span><text:span text:style-name="T28">Major themes of RefPerSys are : declarative knowledge, expert system rules, etc...</text:span></text:p>
      <text:p text:style-name="P6"><text:span text:style-name="T15">It is developed by a small team of several passionate Linux developers (in France, India, etc.…) at home. In </text:span><text:span text:style-name="T26">october</text:span><text:span text:style-name="T15"> 202</text:span><text:span text:style-name="T26">2</text:span><text:span text:style-name="T15">, it has about </text:span><text:span text:style-name="T26">31</text:span><text:span text:style-name="T15">KLOC of C++ code </text:span><text:span text:style-name="T21">on </text:span><text:a xlink:type="simple" xlink:href="https://github.com/RefPerSys/refpersys-in-c" text:style-name="Internet_20_link" text:visited-style-name="Visited_20_Internet_20_Link"><text:span text:style-name="T21">https://github.com/RefPerSys/</text:span><text:span text:style-name="T27">RefPerSys</text:span><text:span text:style-name="T21">/</text:span></text:a><text:span text:style-name="T21"> </text:span><text:span text:style-name="T15">, some </text:span><text:span text:style-name="T24">(and more and more)</text:span><text:span text:style-name="T15"> of them self generated by </text:span><text:span text:style-name="T31">RefPerSys</text:span><text:span text:style-name="T33"> </text:span><text:span text:style-name="T34">from higher level formalisms. </text:span><text:span text:style-name="T35">A rewrite in C </text:span><text:span text:style-name="T36">has been attempted</text:span><text:span text:style-name="T35"> on in November 2021 </text:span><text:a xlink:type="simple" xlink:href="https://github.com/RefPerSys/refpersys-in-c" text:style-name="Internet_20_link" text:visited-style-name="Visited_20_Internet_20_Link"><text:span text:style-name="T35">https://github.com/RefPerSys/refpersys-in-c</text:span></text:a><text:span text:style-name="T35"> </text:span></text:p>
      <text:p text:style-name="P6"/>
      <text:p text:style-name="P7">We are seeking partners, co-developers, applications and funding related to this software. Applicative topics could be in health-care software, computer assisted teaching, smart cities, smart grids, software engineering, chemistry and would require cooperation with domain experts. Funding could be thru ITEA (see <text:a xlink:type="simple" xlink:href="https://itea/" text:style-name="Internet_20_link" text:visited-style-name="Visited_20_Internet_20_Link">https://itea</text:a><text:a xlink:type="simple" xlink:href="https://itea3.org/" text:style-name="Internet_20_link" text:visited-style-name="Visited_20_Internet_20_Link">.org/</text:a> ….) <text:span text:style-name="T14">or HorizonEurope</text:span><text:span text:style-name="T14"><text:note text:id="ftn3" text:note-class="footnote"><text:note-citation>3</text:note-citation><text:note-body><text:p text:style-name="Footnote"><text:a xlink:type="simple" xlink:href="https://ec.europa.eu/info/research-and-innovation/funding/" text:style-name="Internet_20_link" text:visited-style-name="Visited_20_Internet_20_Link">https://ec.europa.eu/info/research-and-innovation/funding/</text:a></text:p><text:p text:style-name="Footnote"/></text:note-body></text:note></text:span><text:span text:style-name="T14"> </text:span>or ANR or others <text:span text:style-name="T13">funding</text:span> sources.</text:p>
      <text:p text:style-name="P6"/>
      <text:p text:style-name="P6">If interested, contact <text:span text:style-name="T2">Basile Starynkevitch</text:span> by email to <text:a xlink:type="simple" xlink:href="mailto:basile.starynkevitch@cea.fr" text:style-name="Internet_20_link" text:visited-style-name="Visited_20_Internet_20_Link">basile.starynkevitch@cea.fr</text:a> <text:span text:style-name="T37">(employed at </text:span><text:a xlink:type="simple" xlink:href="https://list.cea.fr/" text:style-name="Internet_20_link" text:visited-style-name="Visited_20_Internet_20_Link"><text:span text:style-name="T37">CEA, LIST</text:span></text:a><text:span text:style-name="T37">, see </text:span><text:a xlink:type="simple" xlink:href="https://list.cea.fr/" text:style-name="Internet_20_link" text:visited-style-name="Visited_20_Internet_20_Link"><text:span text:style-name="T37">https://list.cea.fr/</text:span></text:a><text:span text:style-name="T37"> ...) </text:span>and <text:a xlink:type="simple" xlink:href="mailto:basile@starynkevitch.net" text:style-name="Internet_20_link" text:visited-style-name="Visited_20_Internet_20_Link">basile@starynkevitch.net</text:a> (or on my mobile +33 6 8501 2359 in France)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erif" svg:font-family="'Bitstream Vera Serif'" style:font-family-generic="roman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3T09:05:20.164550039</meta:creation-date>
    <dc:date>2022-11-08T09:01:45.868807303</dc:date>
    <meta:editing-duration>PT2H6M14S</meta:editing-duration>
    <meta:editing-cycles>28</meta:editing-cycles>
    <meta:generator>LibreOffice/7.4.2.3$Linux_X86_64 LibreOffice_project/40$Build-3</meta:generator>
    <meta:print-date>2022-11-05T17:40:44.532594435</meta:print-date>
    <meta:document-statistic meta:table-count="0" meta:image-count="0" meta:object-count="0" meta:page-count="1" meta:paragraph-count="13" meta:word-count="460" meta:character-count="3467" meta:non-whitespace-character-count="3011"/>
  </office:meta>
</office:document-meta>
</file>